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B9BC5363.png"/>
  <manifest:file-entry manifest:media-type="image/png" manifest:full-path="Pictures/10000201000000FA000001E0F3A0006D.png"/>
  <manifest:file-entry manifest:media-type="image/png" manifest:full-path="Pictures/1000020100000280000001E05FBB25B2.png"/>
  <manifest:file-entry manifest:media-type="image/png" manifest:full-path="Pictures/1000020100000280000001E0F08E48C0.png"/>
  <manifest:file-entry manifest:media-type="image/png" manifest:full-path="Pictures/1000020100000280000001E05179CD4B.png"/>
  <manifest:file-entry manifest:media-type="image/png" manifest:full-path="Pictures/1000020100000280000001E0A52A91D9.png"/>
  <manifest:file-entry manifest:media-type="image/png" manifest:full-path="Pictures/1000020100000280000001E02547D1D5.png"/>
  <manifest:file-entry manifest:media-type="image/png" manifest:full-path="Pictures/10000201000000FA000001E06CCB8324.png"/>
  <manifest:file-entry manifest:media-type="image/png" manifest:full-path="Pictures/1000020100000280000001E0015E51C0.png"/>
  <manifest:file-entry manifest:media-type="image/png" manifest:full-path="Pictures/1000020100000280000001E07EFF030C.png"/>
  <manifest:file-entry manifest:media-type="image/png" manifest:full-path="Pictures/1000020100000280000001E0BDBA3A27.png"/>
  <manifest:file-entry manifest:media-type="image/png" manifest:full-path="Pictures/1000020100000280000001E0CFF73D2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2.261cm"/>
    </style:style>
    <style:style style:name="gr5" style:family="graphic" style:parent-style-name="standard">
      <style:graphic-properties draw:stroke="none" svg:stroke-color="#000000" draw:fill="none" draw:fill-color="#ffffff" draw:auto-grow-height="true" draw:auto-grow-width="false" fo:max-height="0cm" fo:min-height="2.849cm"/>
    </style:style>
    <style:style style:name="gr6" style:family="graphic" style:parent-style-name="standard">
      <style:graphic-properties draw:stroke="none" svg:stroke-color="#000000" draw:fill="none" draw:fill-color="#ffffff" draw:auto-grow-height="true" draw:auto-grow-width="false" fo:max-height="0cm" fo:min-height="16.25cm"/>
    </style:style>
    <style:style style:name="gr7" style:family="graphic" style:parent-style-name="standard">
      <style:graphic-properties draw:stroke="none" svg:stroke-color="#000000" draw:fill="none" draw:fill-color="#ffffff" draw:textarea-horizontal-align="left" draw:auto-grow-height="true" draw:auto-grow-width="true" fo:min-height="1.131cm" fo:min-width="5.675cm"/>
    </style:style>
    <style:style style:name="gr8" style:family="graphic" style:parent-style-name="standard">
      <style:graphic-properties draw:stroke="none" svg:stroke-color="#000000" draw:fill="none" draw:fill-color="#ffffff" draw:auto-grow-height="true" draw:auto-grow-width="false" fo:max-height="0cm" fo:min-height="3.368cm"/>
    </style:style>
    <style:style style:name="gr9" style:family="graphic" style:parent-style-name="standard">
      <style:graphic-properties draw:stroke="none" svg:stroke-color="#000000" draw:fill="none" draw:fill-color="#ffffff" draw:auto-grow-height="true" draw:auto-grow-width="false" fo:max-height="0cm" fo:min-height="15.368cm"/>
    </style:style>
    <style:style style:name="gr10" style:family="graphic" style:parent-style-name="standard">
      <style:graphic-properties draw:stroke="none" svg:stroke-color="#000000" draw:fill="none" draw:fill-color="#ffffff" draw:auto-grow-height="true" draw:auto-grow-width="false" fo:max-height="0cm" fo:min-height="18.878cm"/>
    </style:style>
    <style:style style:name="gr11" style:family="graphic" style:parent-style-name="standard">
      <style:graphic-properties draw:fill-color="#ffffff" draw:textarea-horizontal-align="center" draw:textarea-vertical-align="middle"/>
    </style:style>
    <style:style style:name="gr12" style:family="graphic" style:parent-style-name="standard">
      <style:graphic-properties draw:fill-color="#333333"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2.397cm"/>
    </style:style>
    <style:style style:name="gr14"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gr15" style:family="graphic" style:parent-style-name="塗と線のないオブジェクト">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652cm"/>
    </style:style>
    <style:style style:name="gr17" style:family="graphic" style:parent-style-name="standard">
      <style:graphic-properties svg:stroke-color="#ffffff" draw:fill-color="#ffffff"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131cm" fo:min-width="7.637cm"/>
    </style:style>
    <style:style style:name="gr19" style:family="graphic" style:parent-style-name="standard">
      <style:graphic-properties draw:stroke="none" svg:stroke-color="#000000" draw:fill="none" draw:fill-color="#ffffff" draw:auto-grow-height="true" draw:auto-grow-width="false" fo:max-height="0cm" fo:min-height="0.847cm"/>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24pt" style:font-size-asian="24pt" style:font-size-complex="24pt"/>
    </style:style>
    <style:style style:name="P4" style:family="paragraph">
      <style:paragraph-properties fo:text-align="center"/>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5" style:family="paragraph">
      <style:paragraph-properties fo:text-align="start"/>
      <style:text-properties fo:font-size="24pt" style:font-size-asian="24pt" style:font-size-complex="24pt"/>
    </style:style>
    <style:style style:name="P6" style:family="paragraph">
      <style:paragraph-properties fo:text-align="star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7" style:family="paragraph">
      <style:text-properties style:font-size-asian="20pt"/>
    </style:style>
    <style:style style:name="P8" style:family="paragraph">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P9" style:family="paragraph">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P10" style:family="paragraph">
      <style:paragraph-properties fo:text-align="center"/>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11" style:family="paragraph">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P12" style:family="paragraph">
      <style:text-properties fo:color="#6666ff" fo:font-size="60pt" style:font-size-asian="60pt" style:font-size-complex="60pt"/>
    </style:style>
    <style:style style:name="P13" style:family="paragraph">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P14" style:family="paragraph">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P15" style:family="paragraph">
      <style:text-properties fo:font-size="16pt" fo:font-style="normal" style:font-size-asian="16pt" style:font-style-asian="normal" style:font-size-complex="16pt" style:font-style-complex="normal"/>
    </style:style>
    <style:style style:name="P16" style:family="paragraph">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P17" style:family="paragraph">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P18" style:family="paragraph">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 style:family="text">
      <style:text-properties fo:font-size="14pt" style:font-size-asian="14pt" style:font-size-complex="14pt"/>
    </style:style>
    <style:style style:name="T2" style:family="text">
      <style:text-properties fo:color="#6666ff" fo:font-family="'ＭＳ ゴシック'" style:font-family-generic="modern" style:font-pitch="fixed" fo:font-weight="bold" style:font-family-asian="'ＭＳ ゴシック'" style:font-family-generic-asian="modern" style:font-pitch-asian="fixed" style:font-weight-asian="bold" style:font-weight-complex="bold"/>
    </style:style>
    <style:style style:name="T3" style:family="text">
      <style:text-properties fo:color="#6666ff" fo:font-family="'ＭＳ ゴシック'" style:font-family-generic="modern" style:font-pitch="fixed" fo:font-size="20pt" fo:font-weight="bold" style:font-family-asian="'ＭＳ ゴシック'" style:font-family-generic-asian="modern" style:font-pitch-asian="fixed" style:font-size-asian="20pt" style:font-weight-asian="bold" style:font-size-complex="20pt" style:font-weight-complex="bold"/>
    </style:style>
    <style:style style:name="T4" style:family="text">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5" style:family="text">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T6" style:family="text">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T7" style:family="text">
      <style:text-properties fo:color="#ff3333"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8" style:family="text">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9" style:family="text">
      <style:text-properties fo:color="#ff3333"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0" style:family="text">
      <style:text-properties fo:color="#ff3333" fo:font-family="'ＭＳ ゴシック'" style:font-family-generic="modern" style:font-pitch="fixed" fo:font-size="16pt" style:font-family-asian="'ＭＳ ゴシック'" style:font-family-generic-asian="modern" style:font-pitch-asian="fixed" style:font-size-asian="16pt" style:font-size-complex="16pt"/>
    </style:style>
    <style:style style:name="T11" style:family="text">
      <style:text-properties fo:color="#ff3333" fo:font-family="'ＭＳ ゴシック'" style:font-family-generic="modern" style:font-pitch="fixed" fo:font-size="12pt" fo:font-weight="normal" style:font-family-asian="'ＭＳ ゴシック'" style:font-family-generic-asian="modern" style:font-pitch-asian="fixed" style:font-size-asian="12pt" style:font-weight-asian="normal" style:font-size-complex="12pt" style:font-weight-complex="normal"/>
    </style:style>
    <style:style style:name="T12" style:family="text">
      <style:text-properties fo:color="#ff0000" fo:font-family="'ＭＳ ゴシック'" style:font-family-generic="modern" style:font-pitch="fixed" fo:font-size="16pt" style:font-family-asian="'ＭＳ ゴシック'" style:font-family-generic-asian="modern" style:font-pitch-asian="fixed" style:font-size-asian="16pt" style:font-size-complex="16pt"/>
    </style:style>
    <style:style style:name="T13" style:family="text">
      <style:text-properties fo:color="#ff0000"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4" style:family="text">
      <style:text-properties fo:color="#ff0000" fo:font-family="'ＭＳ ゴシック'" style:font-family-generic="modern" style:font-pitch="fixed" fo:font-size="16pt" fo:font-weight="normal" style:font-family-asian="'ＭＳ ゴシック'" style:font-family-generic-asian="modern" style:font-pitch-asian="fixed" style:font-size-asian="16pt" style:font-weight-asian="normal" style:font-size-complex="16pt" style:font-weight-complex="normal"/>
    </style:style>
    <style:style style:name="T15" style:family="text">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T16" style:family="text">
      <style:text-properties fo:color="#6666ff" fo:font-size="60pt" style:font-size-asian="60pt" style:font-size-complex="60pt"/>
    </style:style>
    <style:style style:name="T17" style:family="text">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T18" style:family="text">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19" style:family="text">
      <style:text-properties fo:color="#6666ff" fo:font-family="'ＭＳ ゴシック'" style:font-family-generic="modern" style:font-pitch="fixed" fo:font-size="36pt" style:font-family-asian="'ＭＳ ゴシック'" style:font-family-generic-asian="modern" style:font-pitch-asian="fixed" style:font-size-asian="36pt" style:font-size-complex="36pt"/>
    </style:style>
    <style:style style:name="T20" style:family="tex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T21" style:family="text">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2" style:family="text">
      <style:text-properties fo:color="#ff0000"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3" style:family="text">
      <style:text-properties fo:color="#6666ff" fo:font-family="'ＭＳ ゴシック'" style:font-family-generic="modern" style:font-pitch="fixed" fo:font-size="13pt" fo:font-weight="bold" style:font-family-asian="'ＭＳ ゴシック'" style:font-family-generic-asian="modern" style:font-pitch-asian="fixed" style:font-size-asian="13pt" style:font-weight-asian="bold" style:font-size-complex="13pt" style:font-weight-complex="bold"/>
    </style:style>
    <style:style style:name="T24" style:family="text">
      <style:text-properties fo:color="#6666ff" fo:font-family="'ＭＳ ゴシック'" style:font-family-generic="modern" style:font-pitch="fixed" fo:font-size="12pt" fo:font-style="italic" fo:font-weight="bold" style:font-family-asian="'ＭＳ ゴシック'" style:font-family-generic-asian="modern" style:font-pitch-asian="fixed" style:font-size-asian="12pt" style:font-style-asian="italic" style:font-weight-asian="bold" style:font-size-complex="1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クトゥルフ神話RPGAR</text:p>
            <text:p>取扱説明書</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draw:style-name="gr2" draw:text-style-name="P1" draw:layer="layout" svg:width="22.573cm" svg:height="16.93cm" svg:x="2.772cm" svg:y="2.118cm">
          <draw:image xlink:href="Pictures/1000020100000280000001E0015E51C0.png" xlink:type="simple" xlink:show="embed" xlink:actuate="onLoad">
            <text:p/>
          </draw:image>
        </draw:frame>
        <draw:rect draw:style-name="gr3" draw:text-style-name="P2" draw:layer="layout" svg:width="2.5cm" svg:height="1.5cm" svg:x="9.5cm" svg:y="17.5cm">
          <text:p text:style-name="P2"><text:span text:style-name="T1">机上</text:span></text:p>
          <text:p text:style-name="P2"><text:span text:style-name="T1">プレイ</text:span><text:span text:style-name="T1">OFF</text:span></text:p>
        </draw:rect>
        <draw:frame draw:style-name="gr4" draw:text-style-name="P4" draw:layer="layout" svg:width="2.5cm" svg:height="2.511cm" svg:x="10.5cm" svg:y="18cm">
          <draw:text-box>
            <text:p text:style-name="P3"><text:span text:style-name="T2">⑦</text:span></text:p>
          </draw:text-box>
        </draw:frame>
        <draw:frame draw:style-name="gr4" draw:text-style-name="P6" draw:layer="layout" svg:width="14cm" svg:height="3.21cm" svg:x="13cm" svg:y="16.989cm">
          <draw:text-box>
            <text:p text:style-name="P5"><text:span text:style-name="T3">⑦</text:span><text:span text:style-name="T3">机上プレイボタン</text:span><text:span text:style-name="T3">(</text:span><text:span text:style-name="T3">スマホのみ</text:span><text:span text:style-name="T3">)</text:span></text:p>
            <text:p text:style-name="P5"><text:span text:style-name="T4">　机上プレイモードを</text:span><text:span text:style-name="T4">ON,OFF</text:span><text:span text:style-name="T4">します</text:span></text:p>
            <text:p text:style-name="P5"><text:span text:style-name="T4">※</text:span><text:span text:style-name="T4">机上プレイモード：位置情報を使わずに、マップ画面左下のスティックを使って移動するモード。</text:span></text:p>
            <text:p text:style-name="P5"><text:span text:style-name="T4">シナリオの舞台が遠すぎて遊びに行けない時に。</text:span></text:p>
          </draw:text-box>
        </draw:frame>
        <presentation:notes draw:style-name="dp2">
          <draw:page-thumbnail draw:style-name="gr1" draw:layer="layout" svg:width="14.848cm" svg:height="11.136cm" svg:x="3.075cm" svg:y="2.257cm" draw:page-number="2" presentation:class="page"/>
          <draw:frame presentation:style-name="pr2" draw:text-style-name="P7" draw:layer="layout" svg:width="16.799cm" svg:height="13.365cm" svg:x="2.1cm" svg:y="14.107cm" presentation:class="notes" presentation:placeholder="true">
            <draw:text-box/>
          </draw:frame>
        </presentation:notes>
      </draw:page>
      <draw:page draw:name="page3" draw:style-name="dp1" draw:master-page-name="Default" presentation:presentation-page-layout-name="AL3T1">
        <draw:frame draw:style-name="gr2" draw:text-style-name="P1" draw:layer="layout" svg:width="22.573cm" svg:height="16.93cm" svg:x="2.772cm" svg:y="2.118cm">
          <draw:image xlink:href="Pictures/1000020100000280000001E0CFF73D25.png" xlink:type="simple" xlink:show="embed" xlink:actuate="onLoad">
            <text:p/>
          </draw:image>
        </draw:frame>
        <draw:frame draw:style-name="gr5" draw:text-style-name="P8" draw:layer="layout" svg:width="14cm" svg:height="3.099cm" svg:x="13.5cm" svg:y="3.901cm">
          <draw:text-box>
            <text:p><text:span text:style-name="T5">左図のようにファイルブラウザが起動しますので、遊びたいシナリオのファイルを選択します。シナリオのファイル形式は</text:span><text:span text:style-name="T5">zip</text:span><text:span text:style-name="T5">です。</text:span></text:p>
          </draw:text-box>
        </draw:frame>
        <draw:frame draw:style-name="gr5" draw:text-style-name="P9" draw:layer="layout" svg:width="13.5cm" svg:height="3.099cm" svg:x="13.5cm" svg:y="18cm">
          <draw:text-box>
            <text:p><text:span text:style-name="T6">※</text:span><text:span text:style-name="T6">シナリオファイルはユーザーの有志によって作成・配布されています。（永久パピルスのホームページから、シナリオファイル作成ソフトを無料でダウンロードすることができます）</text:span></text:p>
            <text:p><text:span text:style-name="T6">自己責任のうえで信頼できるシナリオ作成者さまのファイルをダウンロードし、遊んでください。</text:span></text:p>
          </draw:text-box>
        </draw:fram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draw:style-name="gr4" draw:text-style-name="P10" draw:layer="layout" svg:width="27cm" svg:height="2.511cm" svg:x="0.5cm" svg:y="1cm">
          <draw:text-box>
            <text:p text:style-name="P1"><text:span text:style-name="T7">iPhone</text:span><text:span text:style-name="T8">ユーザーの場合の</text:span></text:p>
            <text:p text:style-name="P1"><text:span text:style-name="T8">シナリオファイルのダウンロードや選択について</text:span></text:p>
          </draw:text-box>
        </draw:frame>
        <draw:frame draw:style-name="gr6" draw:text-style-name="P8" draw:layer="layout" svg:width="26cm" svg:height="16.5cm" svg:x="1cm" svg:y="4cm">
          <draw:text-box>
            <text:p><text:span text:style-name="T5">　アップルによる安全安心な管理統制社会、正にディストピアを体現した端末である</text:span><text:span text:style-name="T5">iPhone</text:span><text:span text:style-name="T5">。</text:span></text:p>
            <text:p><text:span text:style-name="T5">　この種の端末で</text:span><text:span text:style-name="T5">CoCAR</text:span><text:span text:style-name="T5">を遊ぶ方は、シナリオや立ち絵のダウンロードやファイル選択において不自由と不便を強いられます。安全性のために利便性を捨てた</text:span><text:span text:style-name="T4">iOS</text:span><text:span text:style-name="T4">の仕様を恨みましょう</text:span><text:span text:style-name="T5">。</text:span></text:p>
            <text:p><text:span text:style-name="T5">　</text:span><text:span text:style-name="T5">iPhone</text:span><text:span text:style-name="T5">でシナリオファイルやキャラクターイラストをダウンロードする方法は</text:span></text:p>
            <text:p><text:span text:style-name="T5"/></text:p>
            <text:p><text:span text:style-name="T5"/></text:p>
            <text:p><text:span text:style-name="T9">＜</text:span><text:span text:style-name="T9">A.</text:span><text:span text:style-name="T9">自分のパソコン</text:span><text:span text:style-name="T9">(mac</text:span><text:span text:style-name="T9">や</text:span><text:span text:style-name="T9">windows)</text:span><text:span text:style-name="T9">からダウンロードする場合＞</text:span></text:p>
            <text:p><text:span text:style-name="T10">①</text:span><text:span text:style-name="T10">パソコンにシナリオファイルや立ち絵をダウンロードします。</text:span></text:p>
            <text:p><text:span text:style-name="T10">②</text:span><text:span text:style-name="T10">パソコンと</text:span><text:span text:style-name="T10">iPhone</text:span><text:span text:style-name="T10">を繋ぎ、</text:span><text:span text:style-name="T10">Itunes</text:span><text:span text:style-name="T10">を起動します。</text:span></text:p>
            <text:p><text:span text:style-name="T10">③</text:span><text:span text:style-name="T10">スマホのマークをクリック→『データ共有』→『クトゥルフ神話</text:span><text:span text:style-name="T10">RPGAR</text:span><text:span text:style-name="T10">』を選択してファイルをドラッグ＆ドロップする</text:span><text:span text:style-name="T10">(</text:span><text:span text:style-name="T9">Documents</text:span><text:span text:style-name="T10">フォルダの中に保存されます</text:span><text:span text:style-name="T10">)</text:span></text:p>
            <text:p><text:span text:style-name="T11">参考：</text:span><text:span text:style-name="T11"><text:a xlink:href="https://support.apple.com/ja-jp/HT201301">https://support.apple.com/ja-jp/HT201301</text:a></text:span></text:p>
            <text:p><text:span text:style-name="T5"/></text:p>
            <text:p><text:span text:style-name="T9">＜</text:span><text:span text:style-name="T9">B-1.</text:span><text:span text:style-name="T9">インターネットから直接ダウンロードする場合（シナリオ）＞</text:span></text:p>
            <text:p><text:span text:style-name="T12">①</text:span><text:span text:style-name="T12">『</text:span><text:span text:style-name="T13">Safari</text:span><text:span text:style-name="T12">』（インターネット）で遊びたいシナリオファイルにアクセスする。</text:span></text:p>
            <text:p><text:span text:style-name="T12">②</text:span><text:span text:style-name="T12">ファイルを開くアプリを選択する画面になるので「</text:span><text:span text:style-name="T13">『クトゥルフ神話</text:span><text:span text:style-name="T13">RPGAR</text:span><text:span text:style-name="T13">』で開く</text:span><text:span text:style-name="T12">」を選択</text:span></text:p>
            <text:p><text:span text:style-name="T12">(</text:span><text:span text:style-name="T13">Documents</text:span><text:span text:style-name="T14">フォルダ内の</text:span><text:span text:style-name="T13">Inbox</text:span><text:span text:style-name="T12">フォルダの中に保存されます</text:span><text:span text:style-name="T12">)</text:span></text:p>
            <text:p><text:span text:style-name="T12"/></text:p>
            <text:p><text:span text:style-name="T9">＜</text:span><text:span text:style-name="T9">B-2.</text:span><text:span text:style-name="T9">インターネットから直接ダウンロードする場合（立ち絵）＞</text:span></text:p>
            <text:p><text:span text:style-name="T12">①</text:span><text:span text:style-name="T12">『</text:span><text:span text:style-name="T13">Safari</text:span><text:span text:style-name="T12">』（インターネット）で</text:span><text:span text:style-name="T12">png</text:span><text:span text:style-name="T12">ファイルにアクセスする。</text:span></text:p>
            <text:p><text:span text:style-name="T12">②</text:span><text:span text:style-name="T13">四角から上に矢印が伸びたアイコン</text:span><text:span text:style-name="T12">を押し、「</text:span><text:span text:style-name="T13">iCloudDrive</text:span><text:span text:style-name="T13">に保存</text:span><text:span text:style-name="T12">」を選択</text:span></text:p>
            <text:p><text:span text:style-name="T12">③</text:span><text:span text:style-name="T12">iCloud Drive</text:span><text:span text:style-name="T12">を起動し、ダウンロードしたいファイルを選択したら</text:span><text:span text:style-name="T13">□から上に矢印が伸びたアイコン</text:span><text:span text:style-name="T12">を押して「</text:span><text:span text:style-name="T13">クトゥルフ神話</text:span><text:span text:style-name="T13">RPGAR...</text:span><text:span text:style-name="T12">」を選択</text:span></text:p>
            <text:p><text:span text:style-name="T12">(</text:span><text:span text:style-name="T13">tmp</text:span><text:span text:style-name="T12">フォルダ内の</text:span><text:span text:style-name="T13">com.Brainmixer.CoCAR-Inbox</text:span><text:span text:style-name="T12">フォルダの中に保存されます</text:span><text:span text:style-name="T12">)</text:span></text:p>
            <text:p><text:span text:style-name="T5"/></text:p>
            <text:p><text:span text:style-name="T5"/></text:p>
            <text:p><text:span text:style-name="T5">保存したファイルは</text:span><text:span text:style-name="T5">Android</text:span><text:span text:style-name="T5">と同じようにファイルブラウザで選択することができます。</text:span></text:p>
          </draw:text-box>
        </draw:fram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draw:style-name="gr2" draw:text-style-name="P1" draw:layer="layout" svg:width="22.573cm" svg:height="16.93cm" svg:x="2.772cm" svg:y="2.118cm">
          <draw:image xlink:href="Pictures/1000020100000280000001E0F08E48C0.png" xlink:type="simple" xlink:show="embed" xlink:actuate="onLoad">
            <text:p/>
          </draw:image>
        </draw:frame>
        <draw:frame draw:style-name="gr7" draw:text-style-name="P11" draw:layer="layout" svg:width="6.175cm" svg:height="1.381cm" svg:x="16.5cm" svg:y="2.123cm">
          <draw:text-box>
            <text:p><text:span text:style-name="T15">探索者作成</text:span></text:p>
          </draw:text-box>
        </draw:frame>
        <draw:frame draw:style-name="gr8" draw:text-style-name="P12" draw:layer="layout" svg:width="2cm" svg:height="3.618cm" svg:x="10cm" svg:y="4cm">
          <draw:text-box>
            <text:p><text:span text:style-name="T16">①</text:span></text:p>
          </draw:text-box>
        </draw:frame>
        <draw:frame draw:style-name="gr8" draw:text-style-name="P12" draw:layer="layout" svg:width="2cm" svg:height="3.618cm" svg:x="5.5cm" svg:y="13.382cm">
          <draw:text-box>
            <text:p><text:span text:style-name="T16">②</text:span></text:p>
          </draw:text-box>
        </draw:frame>
        <draw:frame draw:style-name="gr8" draw:text-style-name="P12" draw:layer="layout" svg:width="2cm" svg:height="3.618cm" svg:x="10.5cm" svg:y="13.382cm">
          <draw:text-box>
            <text:p><text:span text:style-name="T16">③</text:span></text:p>
          </draw:text-box>
        </draw:frame>
        <draw:frame draw:style-name="gr8" draw:text-style-name="P12" draw:layer="layout" svg:width="2cm" svg:height="3.618cm" svg:x="10.5cm" svg:y="16.5cm">
          <draw:text-box>
            <text:p><text:span text:style-name="T16">④</text:span></text:p>
          </draw:text-box>
        </draw:frame>
        <draw:frame draw:style-name="gr8" draw:text-style-name="P12" draw:layer="layout" svg:width="2cm" svg:height="3.618cm" svg:x="5.5cm" svg:y="16.382cm">
          <draw:text-box>
            <text:p><text:span text:style-name="T16">⑤</text:span></text:p>
          </draw:text-box>
        </draw:frame>
        <draw:frame draw:style-name="gr9" draw:text-style-name="P13" draw:layer="layout" svg:width="13.5cm" svg:height="15.618cm" svg:x="13cm" svg:y="3.882cm">
          <draw:text-box>
            <text:p><text:span text:style-name="T17">①</text:span><text:span text:style-name="T17">名前入力欄</text:span></text:p>
            <text:p><text:span text:style-name="T17"/></text:p>
            <text:p><text:span text:style-name="T17">②</text:span><text:span text:style-name="T17">再ロール用ボタン</text:span></text:p>
            <text:p><text:span text:style-name="T5">（ここを押すことでステータスは何回でも決め直せます。また、同時にブラウザで広告ページ（</text:span><text:span text:style-name="T12">永久パピルスのシナリオ集やクトゥルフ神話</text:span><text:span text:style-name="T12">TRPG</text:span><text:span text:style-name="T12">ルールブックの販売サイト）を開く</text:span><text:span text:style-name="T5">ので、もし良ければそちらも御贔屓に……）</text:span></text:p>
            <text:p><text:span text:style-name="T5"/></text:p>
            <text:p><text:span text:style-name="T17">③</text:span><text:span text:style-name="T17">キャラクターイラスト選択</text:span></text:p>
            <text:p><text:span text:style-name="T5">（キャライラストの</text:span><text:span text:style-name="T5">png</text:span><text:span text:style-name="T5">ファイルを選択します。キャラクターシートにキャラ画像が表示されたり、シナリオによってはキャラクター立ち絵がイベント中に表示されることも。</text:span><text:span text:style-name="T12">面倒なら設定しなくても構いません</text:span><text:span text:style-name="T5">）</text:span></text:p>
            <text:p><text:span text:style-name="T17"/></text:p>
            <text:p><text:span text:style-name="T17">④</text:span><text:span text:style-name="T17">技能シート</text:span></text:p>
            <text:p><text:span text:style-name="T5">（詳細は次ページ）</text:span></text:p>
            <text:p><text:span text:style-name="T5"/></text:p>
            <text:p><text:span text:style-name="T17">⑤</text:span><text:span text:style-name="T17">キャラクターシートの決定</text:span></text:p>
            <text:p><text:span text:style-name="T5">（</text:span><text:span text:style-name="T12">決定されたキャラクターは技能ポイントの増減操作ができなくなる</text:span><text:span text:style-name="T5">ので、技能ポイントの分配忘れにご注意ください）</text:span></text:p>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draw:style-name="gr2" draw:text-style-name="P1" draw:layer="layout" svg:width="22.573cm" svg:height="16.93cm" svg:x="2.772cm" svg:y="2.118cm">
          <draw:image xlink:href="Pictures/1000020100000280000001E05FBB25B2.png" xlink:type="simple" xlink:show="embed" xlink:actuate="onLoad">
            <text:p/>
          </draw:image>
        </draw:frame>
        <draw:frame draw:style-name="gr8" draw:text-style-name="P12" draw:layer="layout" svg:width="2cm" svg:height="3.618cm" svg:x="11.5cm" svg:y="1cm">
          <draw:text-box>
            <text:p><text:span text:style-name="T16">①</text:span></text:p>
          </draw:text-box>
        </draw:frame>
        <draw:frame draw:style-name="gr8" draw:text-style-name="P12" draw:layer="layout" svg:width="2cm" svg:height="3.618cm" svg:x="12cm" svg:y="16.882cm">
          <draw:text-box>
            <text:p><text:span text:style-name="T16">④</text:span></text:p>
          </draw:text-box>
        </draw:frame>
        <draw:frame draw:style-name="gr8" draw:text-style-name="P12" draw:layer="layout" svg:width="2cm" svg:height="3.618cm" svg:x="11cm" svg:y="14.382cm">
          <draw:text-box>
            <text:p><text:span text:style-name="T16">②</text:span></text:p>
          </draw:text-box>
        </draw:frame>
        <draw:frame draw:style-name="gr8" draw:text-style-name="P12" draw:layer="layout" svg:width="2cm" svg:height="3.618cm" svg:x="8cm" svg:y="15.382cm">
          <draw:text-box>
            <text:p><text:span text:style-name="T16">③</text:span></text:p>
          </draw:text-box>
        </draw:frame>
        <draw:frame draw:style-name="gr10" draw:text-style-name="P11" draw:layer="layout" svg:width="12.5cm" svg:height="19.128cm" svg:x="14cm" svg:y="1.882cm">
          <draw:text-box>
            <text:p><text:span text:style-name="T15">　　技能シート画面</text:span></text:p>
            <text:p><text:span text:style-name="T5">技能シート画面では、技能名をクリック</text:span><text:span text:style-name="T5">or</text:span><text:span text:style-name="T5">長押しすると技能にポイントを割り振ることができます。</text:span><text:span text:style-name="T5">(</text:span><text:span text:style-name="T5">キャラクター作成時のみ</text:span><text:span text:style-name="T5">)</text:span></text:p>
            <text:p><text:span text:style-name="T5">ポイントを入れすぎてしまった際は、長押しを続けると分配していない状態にループします。</text:span></text:p>
            <text:p><text:span text:style-name="T5"/></text:p>
            <text:p><text:span text:style-name="T5"/></text:p>
            <text:p><text:span text:style-name="T5"/></text:p>
            <text:p><text:span text:style-name="T17">①</text:span><text:span text:style-name="T17">配分初期化</text:span></text:p>
            <text:p><text:span text:style-name="T5">配分した技能ポイントを一度リセットします。</text:span></text:p>
            <text:p><text:span text:style-name="T5"/></text:p>
            <text:p><text:span text:style-name="T17">②</text:span><text:span text:style-name="T17">ページ切替</text:span></text:p>
            <text:p><text:span text:style-name="T5">技能シートは２ページあるので、ページを切り替えます。</text:span></text:p>
            <text:p><text:span text:style-name="T5"/></text:p>
            <text:p><text:span text:style-name="T17">③</text:span><text:span text:style-name="T17">残り技能ポイント</text:span></text:p>
            <text:p><text:span text:style-name="T5">未配分の技能ポイントです。この数字が０になるまで技能ポイントを分配できます。</text:span></text:p>
            <text:p><text:span text:style-name="T5"/></text:p>
            <text:p><text:span text:style-name="T17">④</text:span><text:span text:style-name="T17">技能シートボタン</text:span></text:p>
            <text:p><text:span text:style-name="T5">このボタンを押すと技能シート画面を終了します。</text:span></text:p>
            <text:p><text:span text:style-name="T5"/></text:p>
            <text:p><text:span text:style-name="T17">⑤</text:span><text:span text:style-name="T17">決定ボタン</text:span></text:p>
            <text:p><text:span text:style-name="T5">前画面（キャラクターシート画面）の決定ボタンです。この画面からでもキャラクターを決定することは可能です。</text:span></text:p>
            <text:p><text:span text:style-name="T5"/></text:p>
            <text:p><text:span text:style-name="T5"/></text:p>
          </draw:text-box>
        </draw:frame>
        <draw:frame draw:style-name="gr8" draw:text-style-name="P12" draw:layer="layout" svg:width="2cm" svg:height="3.618cm" svg:x="6cm" svg:y="17cm">
          <draw:text-box>
            <text:p><text:span text:style-name="T16">⑤</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draw:style-name="gr2" draw:text-style-name="P1" draw:layer="layout" svg:width="22.573cm" svg:height="16.93cm" svg:x="2.772cm" svg:y="2.118cm">
          <draw:image xlink:href="Pictures/1000020100000280000001E0BDBA3A27.png" xlink:type="simple" xlink:show="embed" xlink:actuate="onLoad">
            <text:p/>
          </draw:image>
        </draw:frame>
        <draw:circle draw:style-name="gr11" draw:text-style-name="P1" draw:layer="layout" svg:width="2.5cm" svg:height="2.5cm" svg:x="3cm" svg:y="16cm">
          <text:p/>
        </draw:circle>
        <draw:circle draw:style-name="gr12" draw:text-style-name="P1" draw:layer="layout" svg:width="1.5cm" svg:height="1.5cm" svg:x="4cm" svg:y="16.5cm">
          <text:p/>
        </draw:circle>
        <draw:frame draw:style-name="gr13" draw:text-style-name="P6" draw:layer="layout" svg:width="11.5cm" svg:height="3.773cm" svg:x="14cm" svg:y="15cm">
          <draw:text-box>
            <text:p text:style-name="P5"><text:span text:style-name="T3">⑥</text:span><text:span text:style-name="T3">スティック（机上プレイ時）</text:span></text:p>
            <text:p text:style-name="P5"><text:span text:style-name="T4">真ん中の丸をドラッグした方向にキャラクターが移動します。</text:span></text:p>
            <text:p text:style-name="P5"><text:span text:style-name="T4"/></text:p>
            <text:p text:style-name="P5"><text:span text:style-name="T4">★</text:span><text:span text:style-name="T4">PC</text:span><text:span text:style-name="T4">版は上下左右のキー入力でキャラクターが移動します。</text:span></text:p>
          </draw:text-box>
        </draw:frame>
        <draw:frame draw:style-name="gr13" draw:text-style-name="P6" draw:layer="layout" svg:width="11.5cm" svg:height="2.647cm" svg:x="4cm" svg:y="15.727cm">
          <draw:text-box>
            <text:p text:style-name="P5"><text:span text:style-name="T3">⑥</text:span></text:p>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draw:style-name="gr14" draw:text-style-name="P14" draw:layer="layout" svg:width="14.5cm" svg:height="18.7cm" svg:x="13.5cm" svg:y="1.5cm">
          <draw:text-box>
            <text:p><text:span text:style-name="T18">　　</text:span><text:span text:style-name="T19">バックログ画面</text:span></text:p>
            <text:p><text:span text:style-name="T5"/></text:p>
            <text:p><text:span text:style-name="T5">シナリオのバックログを開きます。上下スワイプ（ドラッグ）でテキストを上下させることができます。バックログの最大保存行数（セリフ数）は</text:span><text:span text:style-name="T5">1000</text:span><text:span text:style-name="T5">行です。</text:span></text:p>
            <text:p><text:span text:style-name="T5"/></text:p>
            <text:p><text:span text:style-name="T5">また、左下の取得情報ボタンをクリック（タップ）すると、ここまでに手に入れたアイテム画像の情報を見ることができます。この画面では左右スワイプで画像を切り替えることができます。</text:span></text:p>
            <text:p><text:span text:style-name="T5"/></text:p>
            <text:p><text:span text:style-name="T5"/></text:p>
            <text:p><text:span text:style-name="T5"/></text:p>
            <text:p><text:span text:style-name="T20">バックログ画面</text:span></text:p>
            <text:p><text:span text:style-name="T5"/></text:p>
            <text:p><text:span text:style-name="T5">①</text:span><text:span text:style-name="T5">取得情報画面を開きます</text:span></text:p>
            <text:p><text:span text:style-name="T5"/></text:p>
            <text:p><text:span text:style-name="T5">②</text:span><text:span text:style-name="T5">キャラクターシートを見ます</text:span></text:p>
            <text:p><text:span text:style-name="T5"/></text:p>
            <text:p><text:span text:style-name="T5">③</text:span><text:span text:style-name="T5">元の画面（マップ</text:span><text:span text:style-name="T5">or</text:span><text:span text:style-name="T5">シナリオ）に戻ります。</text:span></text:p>
            <text:p><text:span text:style-name="T5"/></text:p>
            <text:p><text:span text:style-name="T5"/></text:p>
            <text:p><text:span text:style-name="T5"/></text:p>
            <text:p><text:span text:style-name="T20">取得情報画面</text:span></text:p>
            <text:p><text:span text:style-name="T17"/></text:p>
            <text:p><text:span text:style-name="T5">①</text:span><text:span text:style-name="T5">現在表示しているアイテム画像の整理番号</text:span><text:span text:style-name="T5">(</text:span><text:span text:style-name="T5">取得した順に番号が割り振られます</text:span><text:span text:style-name="T5">)</text:span></text:p>
            <text:p><text:span text:style-name="T5"/></text:p>
            <text:p><text:span text:style-name="T5">②</text:span><text:span text:style-name="T5">バックログ画面に戻るボタン</text:span></text:p>
          </draw:text-box>
        </draw:frame>
        <draw:frame draw:style-name="gr2" draw:text-style-name="P1" draw:layer="layout" svg:width="6cm" svg:height="11.93cm" svg:x="6.5cm" svg:y="8.5cm">
          <draw:image xlink:href="Pictures/10000201000000FA000001E0F3A0006D.png" xlink:type="simple" xlink:show="embed" xlink:actuate="onLoad">
            <text:p/>
          </draw:image>
        </draw:frame>
        <draw:frame draw:style-name="gr8" draw:text-style-name="P12" draw:layer="layout" svg:width="2cm" svg:height="3.618cm" svg:x="11cm" svg:y="17.5cm">
          <draw:text-box>
            <text:p><text:span text:style-name="T16">①</text:span></text:p>
          </draw:text-box>
        </draw:frame>
        <draw:frame draw:style-name="gr8" draw:text-style-name="P12" draw:layer="layout" svg:width="2cm" svg:height="3.618cm" svg:x="7.5cm" svg:y="17.5cm">
          <draw:text-box>
            <text:p><text:span text:style-name="T16">②</text:span></text:p>
          </draw:text-box>
        </draw:frame>
        <draw:frame draw:style-name="gr2" draw:text-style-name="P1" draw:layer="layout" svg:width="6.499cm" svg:height="12.43cm" svg:x="0.5cm" svg:y="2cm">
          <draw:image xlink:href="Pictures/10000201000000FA000001E06CCB8324.png" xlink:type="simple" xlink:show="embed" xlink:actuate="onLoad">
            <text:p/>
          </draw:image>
        </draw:frame>
        <draw:frame draw:style-name="gr9" draw:text-style-name="P13" draw:layer="layout" svg:width="13.5cm" svg:height="15.618cm" svg:x="1cm" svg:y="1cm">
          <draw:text-box>
            <text:p><text:span text:style-name="T5">バックログ画面</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　　　　　　　　　　　取得情報画面</text:span></text:p>
          </draw:text-box>
        </draw:frame>
        <draw:frame draw:style-name="gr8" draw:text-style-name="P12" draw:layer="layout" svg:width="2cm" svg:height="3.618cm" svg:x="0.5cm" svg:y="11.5cm">
          <draw:text-box>
            <text:p><text:span text:style-name="T16">①</text:span></text:p>
          </draw:text-box>
        </draw:frame>
        <draw:frame draw:style-name="gr8" draw:text-style-name="P12" draw:layer="layout" svg:width="2cm" svg:height="3.618cm" svg:x="5cm" svg:y="11.5cm">
          <draw:text-box>
            <text:p><text:span text:style-name="T16">②</text:span></text:p>
          </draw:text-box>
        </draw:frame>
        <draw:frame draw:style-name="gr8" draw:text-style-name="P12" draw:layer="layout" svg:width="2cm" svg:height="3.618cm" svg:x="3cm" svg:y="11.382cm">
          <draw:text-box>
            <text:p><text:span text:style-name="T16">③</text:span></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draw:style-name="gr15" draw:text-style-name="P1" draw:layer="layout" svg:width="22.573cm" svg:height="16.93cm" svg:x="2.772cm" svg:y="2.118cm">
          <draw:image xlink:href="Pictures/1000020100000280000001E02547D1D5.png" xlink:type="simple" xlink:show="embed" xlink:actuate="onLoad">
            <text:p text:style-name="P1">　　　　　　　　 <text:s text:c="2"/>　　　　　　　　　　　　　　　　　　　　　　　　　<text:span text:style-name="T8">イベント画面</text:span></text:p>
          </draw:image>
        </draw:frame>
        <draw:frame draw:style-name="gr16" draw:text-style-name="P16" draw:layer="layout" svg:width="14cm" svg:height="4.902cm" svg:x="13cm" svg:y="12cm">
          <draw:text-box>
            <text:p text:style-name="P15"><text:span text:style-name="T21">★</text:span><text:span text:style-name="T21">イベント中に</text:span><text:span text:style-name="T22">耐久力が２以下</text:span><text:span text:style-name="T21">になった場合や</text:span><text:span text:style-name="T22">正気度ポイントが０</text:span><text:span text:style-name="T21">になった場合、もしくは</text:span><text:span text:style-name="T22">一部のステータスが０</text:span><text:span text:style-name="T21">になってしまった場合には、イベント終了時までに耐久力なら３以上、それ以外は１以上に</text:span><text:span text:style-name="T22">回復させなければキャラクターロスト</text:span><text:span text:style-name="T21">してしまいます。</text:span></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draw:style-name="gr2" draw:text-style-name="P1" draw:layer="layout" svg:width="28cm" svg:height="21cm" svg:x="0cm" svg:y="0cm">
          <draw:image xlink:href="Pictures/1000020100000280000001E05179CD4B.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draw:style-name="gr2" draw:text-style-name="P1" draw:layer="layout" svg:width="22.573cm" svg:height="16.93cm" svg:x="2.772cm" svg:y="2.118cm">
          <draw:image xlink:href="Pictures/1000020100000280000001E0A52A91D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draw:style-name="gr2" draw:text-style-name="P1" draw:layer="layout" svg:width="22.573cm" svg:height="16.93cm" svg:x="2.772cm" svg:y="2.118cm">
          <draw:image xlink:href="Pictures/1000020100000280000001E07EFF030C.png" xlink:type="simple" xlink:show="embed" xlink:actuate="onLoad">
            <text:p/>
          </draw:image>
        </draw:frame>
        <draw:rect draw:style-name="gr17" draw:text-style-name="P1" draw:layer="layout" svg:width="12.5cm" svg:height="5cm" svg:x="13.5cm" svg:y="2.5cm">
          <text:p/>
        </draw:rect>
        <draw:frame draw:style-name="gr16" draw:text-style-name="P17" draw:layer="layout" svg:width="14cm" svg:height="4.902cm" svg:x="13.5cm" svg:y="3.161cm">
          <draw:text-box>
            <text:p><text:span text:style-name="T3">①</text:span><text:span text:style-name="T3">飛び道具で攻撃します。</text:span></text:p>
            <text:p><text:span text:style-name="T4">★</text:span><text:span text:style-name="T4">銃所持の場合</text:span><text:span text:style-name="T4">(&lt;</text:span><text:span text:style-name="T4">火器</text:span><text:span text:style-name="T4">&gt;</text:span><text:span text:style-name="T4">と表示されている場合</text:span><text:span text:style-name="T4">)</text:span></text:p>
            <text:p><text:span text:style-name="T23">&lt;</text:span><text:span text:style-name="T23">火器</text:span><text:span text:style-name="T23">&gt;</text:span><text:span text:style-name="T23">による判定を</text:span><text:span text:style-name="T23">3</text:span><text:span text:style-name="T23">回行い、</text:span></text:p>
            <text:p><text:span text:style-name="T23">成功するごとに</text:span><text:span text:style-name="T23">1D10</text:span><text:span text:style-name="T23">のダメージを与えます。</text:span></text:p>
            <text:p><text:span text:style-name="T4">★</text:span><text:span text:style-name="T4">銃非所持の場合</text:span><text:span text:style-name="T4">(&lt;</text:span><text:span text:style-name="T4">投擲</text:span><text:span text:style-name="T4">&gt;</text:span><text:span text:style-name="T4">と表示されている場合</text:span><text:span text:style-name="T4">)</text:span></text:p>
            <text:p><text:span text:style-name="T23">&lt;</text:span><text:span text:style-name="T23">投擲</text:span><text:span text:style-name="T23">&gt;</text:span><text:span text:style-name="T23">による判定を行い、</text:span></text:p>
            <text:p><text:span text:style-name="T23">成功すると</text:span><text:span text:style-name="T23">1D10</text:span><text:span text:style-name="T23">のダメージを与えます。</text:span></text:p>
            <text:p><text:span text:style-name="T24">※</text:span><text:span text:style-name="T24">銃はシナリオ中で手に入れられることがあります。</text:span></text:p>
          </draw:text-box>
        </draw:frame>
        <draw:frame draw:style-name="gr18" draw:text-style-name="P18" draw:layer="layout" svg:width="8.137cm" svg:height="1.381cm" svg:x="16cm" svg:y="1.123cm">
          <draw:text-box>
            <text:p><text:span text:style-name="T8">戦闘画面　</text:span><text:span text:style-name="T8">2/2</text:span></text:p>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draw:style-name="gr2" draw:text-style-name="P1" draw:layer="layout" svg:width="28cm" svg:height="21.5cm" svg:x="0cm" svg:y="0cm">
          <draw:image xlink:href="Pictures/1000020100000280000001E0B9BC5363.png" xlink:type="simple" xlink:show="embed" xlink:actuate="onLoad">
            <text:p/>
          </draw:image>
        </draw:frame>
        <draw:frame draw:style-name="gr19" draw:text-style-name="P17" draw:layer="layout" svg:width="5.5cm" svg:height="1.097cm" svg:x="21cm" svg:y="10.5cm">
          <draw:text-box>
            <text:p><text:span text:style-name="T24">(</text:span><text:span text:style-name="T24">気絶：耐久力１～２</text:span></text:p>
            <text:p><text:span text:style-name="T24">死亡：耐久力０以下</text:span><text:span text:style-name="T24">)</text:span></text:p>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4H14M2S</meta:editing-duration>
    <meta:editing-cycles>17</meta:editing-cycles>
    <meta:generator>OpenOffice/4.1.1$Win32 OpenOffice.org_project/411m6$Build-9775</meta:generator>
    <dc:date>2018-12-20T19:43:13.57</dc:date>
    <meta:document-statistic meta:object-count="96"/>
  </office:meta>
</office:document-meta>
</file>